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aa2" officeooo:paragraph-rsid="000beaa2"/>
    </style:style>
    <style:style style:name="P2" style:family="paragraph" style:parent-style-name="Standard">
      <style:paragraph-properties fo:text-align="center" style:justify-single-word="false"/>
      <style:text-properties officeooo:rsid="000beaa2" officeooo:paragraph-rsid="000beaa2"/>
    </style:style>
    <style:style style:name="P3" style:family="paragraph" style:parent-style-name="Standard">
      <style:paragraph-properties fo:text-align="start" style:justify-single-word="false"/>
      <style:text-properties officeooo:rsid="000beaa2" officeooo:paragraph-rsid="000beaa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eaa2" officeooo:paragraph-rsid="000beaa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beaa2" officeooo:paragraph-rsid="000beaa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d697e" officeooo:paragraph-rsid="000d697e"/>
    </style:style>
    <style:style style:name="P7" style:family="paragraph" style:parent-style-name="Standard">
      <style:paragraph-properties fo:text-align="start" style:justify-single-word="false"/>
      <style:text-properties officeooo:rsid="000eb52a" officeooo:paragraph-rsid="000eb52a"/>
    </style:style>
    <style:style style:name="P8" style:family="paragraph" style:parent-style-name="Standard">
      <style:paragraph-properties fo:text-align="start" style:justify-single-word="false"/>
      <style:text-properties officeooo:rsid="000eb52a" officeooo:paragraph-rsid="00106d33"/>
    </style:style>
    <style:style style:name="T1" style:family="text">
      <style:text-properties officeooo:rsid="000bedfa"/>
    </style:style>
    <style:style style:name="T2" style:family="text">
      <style:text-properties officeooo:rsid="00106d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>Presentation of</text:p>
      <text:p text:style-name="P5"/>
      <text:p text:style-name="P5">The world connection application</text:p>
      <text:p text:style-name="P2"/>
      <text:p text:style-name="P2"/>
      <text:p text:style-name="P4">By Pierre Gaulard</text:p>
      <text:p text:style-name="P2"/>
      <text:p text:style-name="P2">Draft v0.1 <text:span text:style-name="T1">(</text:span>May16 of 2014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Description</text:p>
      <text:p text:style-name="P6"/>
      <text:p text:style-name="P6">If you want to dance, eat, drink with some friends or alone, but you did not schedule anything, do not worry ! WorldConnection is made for you. Enter what you want to do, in which atmosphere, maybe in something your friends know via Facebook or Google+, locate it on the map, and just go !</text:p>
      <text:p text:style-name="P6"/>
      <text:p text:style-name="P6">WorldConnection provides to the final user a connection to all events, following his criteria, in a location he gives, and within a given range. The main purpose is to aggregate events and made them accessible to all of us, or maybe just a restrained set of us, targeted.</text:p>
      <text:p text:style-name="P6"/>
      <text:p text:style-name="P7">So we have two actors:</text:p>
      <text:p text:style-name="P7">- the first one is the user. He just wants to enjoy, and to be informed about events following his tastes.</text:p>
      <text:p text:style-name="P8">- the second one is the provider of the event. It can be <text:span text:style-name="T2">either a night club, an after work , a restaurant, or just a group of friends who want to be seen by a larger public.</text:span></text:p>
      <text:p text:style-name="P6"/>
      <text:p text:style-name="P6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8:56:00.075044020</meta:creation-date>
    <dc:date>2014-05-16T19:10:40.469237173</dc:date>
    <meta:editing-duration>PT13M14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2" meta:paragraph-count="10" meta:word-count="182" meta:character-count="963" meta:non-whitespace-character-count="791"/>
  </office:meta>
</office:document-meta>
</file>